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cm" fo:margin-right="0cm" fo:margin-top="0cm" fo:margin-bottom="0cm" style:contextual-spacing="false" fo:orphans="2" fo:widows="2" fo:text-indent="0cm" style:auto-text-indent="false"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2" style:family="paragraph" style:parent-style-name="Preformatted_20_Text">
      <loext:graphic-properties draw:fill="solid" draw:fill-color="#efefef" draw:opacity="100%"/>
      <style:paragraph-properties fo:margin-top="0cm" fo:margin-bottom="0cm" style:contextual-spacing="false" fo:orphans="2" fo:widows="2" fo:background-color="#efefef"/>
      <style:text-properties fo:font-variant="normal" fo:text-transform="none" fo:color="#880000" loext:opacity="100%" style:font-name="Consolas" fo:font-size="7.19999980926514pt" fo:letter-spacing="normal" fo:font-style="normal" fo:font-weight="normal" loext:padding="0.049cm" loext:border="0.06pt solid #888888"/>
    </style:style>
    <style:style style:name="P3"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12.6000003814697pt" fo:letter-spacing="normal" fo:font-style="normal" fo:font-weight="normal" loext:padding="0cm" loext:border="none"/>
    </style:style>
    <style:style style:name="P4" style:family="paragraph" style:parent-style-name="Standard">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222222" loext:opacity="100%" style:font-name="helvetica neue" fo:font-size="8.39999961853027pt" fo:letter-spacing="normal" fo:font-style="normal" fo:font-weight="normal" loext:padding="0cm" loext:border="none"/>
    </style:style>
    <style:style style:name="P5" style:family="paragraph" style:parent-style-name="Standard">
      <style:paragraph-properties fo:margin-top="0cm" fo:margin-bottom="0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6" style:family="paragraph" style:parent-style-name="Standard">
      <style:paragraph-properties fo:margin-top="0cm" fo:margin-bottom="0.499cm" style:contextual-spacing="false" fo:text-align="center" style:justify-single-word="false" fo:orphans="2" fo:widows="2"/>
      <style:text-properties fo:font-variant="normal" fo:text-transform="none" fo:color="#222222" loext:opacity="100%" style:font-name="helvetica neue"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8" style:family="paragraph" style:parent-style-name="Text_20_body" style:list-style-name="L1">
      <style:paragraph-properties fo:margin-left="0cm" fo:margin-right="0cm" fo:margin-top="0cm" fo:margin-bottom="0cm" style:contextual-spacing="false" fo:orphans="2" fo:widows="2" fo:text-indent="0cm" style:auto-text-indent="false" fo:padding="0cm" fo:border="none"/>
      <style:text-properties fo:font-variant="normal" fo:text-transform="none" fo:color="#222222" loext:opacity="100%" style:font-name="helvetica neue" fo:font-size="8.39999961853027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8.39999961853027pt" fo:letter-spacing="normal" fo:font-style="normal" fo:font-weight="bold" loext:padding="0cm" loext:border="none"/>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222222" loext:opacity="100%" style:font-name="helvetica neue" fo:font-size="9.60000038146973pt" fo:letter-spacing="normal" fo:font-style="normal" fo:font-weight="bold" loext:padding="0cm" loext:border="none"/>
    </style:style>
    <style:style style:name="P11" style:family="paragraph" style:parent-style-name="Text_20_body">
      <style:paragraph-properties fo:margin-left="0cm" fo:margin-right="0cm" fo:margin-top="0cm" fo:margin-bottom="0cm" style:contextual-spacing="false" fo:orphans="2" fo:widows="2" fo:text-indent="0cm" style:auto-text-indent="false"/>
      <style:text-properties fo:text-transform="lowercase" fo:color="#222222" loext:opacity="100%" style:font-name="Consolas1" fo:letter-spacing="normal" fo:font-style="normal" fo:font-weight="bold" loext:padding-left="0cm" loext:padding-right="0cm" loext:padding-top="0cm" loext:padding-bottom="0.049cm" loext:border-left="none" loext:border-right="none" loext:border-top="none" loext:border-bottom="0.06pt solid #888888"/>
    </style:style>
    <style:style style:name="P12" style:family="paragraph" style:parent-style-name="Text_20_body">
      <style:paragraph-properties fo:margin-left="0.021cm" fo:margin-right="0.021cm" fo:margin-top="0.021cm" fo:margin-bottom="0.021cm" style:contextual-spacing="false" fo:line-height="110%" fo:orphans="2" fo:widows="2" fo:text-indent="0cm" style:auto-text-indent="false"/>
      <style:text-properties fo:color="#888888" loext:opacity="100%" loext:padding="0.064cm" loext:border="0.06pt solid #b9b9b9"/>
    </style:style>
    <style:style style:name="T1" style:family="text">
      <style:text-properties style:font-name="times new roman" fo:font-size="10.1999998092651pt"/>
    </style:style>
    <style:style style:name="T2" style:family="text">
      <style:text-properties style:font-name="times new roman" fo:font-size="10.1999998092651pt" fo:font-style="italic"/>
    </style:style>
    <style:style style:name="T3"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eautiful Matrix</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You've got a <text:span text:style-name="T1">5 × 5</text:span> matrix, consisting of <text:span text:style-name="T1">24</text:span> zeroes and a single number one. Let's index the matrix rows by numbers from <text:span text:style-name="T1">1</text:span> to <text:span text:style-name="T1">5</text:span> from top to bottom, let's index the matrix columns by numbers from <text:span text:style-name="T1">1</text:span> to <text:span text:style-name="T1">5</text:span> from left to right. In one move, you are allowed to apply one of the two following transformations to the matrix:</text:p>
      <text:list xml:id="list1628489974" text:style-name="L1">
        <text:list-item>
          <text:p text:style-name="P8">Swap two neighboring matrix rows, that is, rows with indexes <text:span text:style-name="T2">i</text:span> and <text:span text:style-name="T2">i</text:span><text:span text:style-name="T1"> + 1</text:span> for some integer <text:span text:style-name="T2">i</text:span> <text:span text:style-name="T1">(1 ≤ </text:span><text:span text:style-name="T2">i</text:span><text:span text:style-name="T1"> &lt; 5)</text:span>.</text:p>
        </text:list-item>
        <text:list-item>
          <text:p text:style-name="P8">Swap two neighboring matrix columns, that is, columns with indexes <text:span text:style-name="T2">j</text:span> and <text:span text:style-name="T2">j</text:span><text:span text:style-name="T1"> + 1</text:span> for some integer <text:span text:style-name="T2">j</text:span> <text:span text:style-name="T1">(1 ≤ </text:span><text:span text:style-name="T2">j</text:span><text:span text:style-name="T1"> &lt; 5)</text:span>.</text:p>
        </text:list-item>
      </text:list>
      <text:p text:style-name="P7">You think that a matrix looks <text:span text:style-name="T3">beautiful</text:span>, if the single number one of the matrix is located in its middle (in the cell that is on the intersection of the third row and the third column). Count the minimum number of moves needed to make the matrix beautiful.</text:p>
      <text:p text:style-name="P10">Input</text:p>
      <text:p text:style-name="P7">The input consists of five lines, each line contains five integers: the <text:span text:style-name="T2">j</text:span>-th integer in the <text:span text:style-name="T2">i</text:span>-th line of the input represents the element of the matrix that is located on the intersection of the <text:span text:style-name="T2">i</text:span>-th row and the <text:span text:style-name="T2">j</text:span>-th column. It is guaranteed that the matrix consists of <text:span text:style-name="T1">24</text:span> zeroes and a single number one.</text:p>
      <text:p text:style-name="P10">Output</text:p>
      <text:p text:style-name="P7">Print a single integer — the minimum number of moves needed to make the matrix beautiful.</text:p>
      <text:p text:style-name="P9">Examples</text:p>
      <text:p text:style-name="P11">input</text:p>
      <text:section text:style-name="Sect1" text:name="id008828118187272553">
        <text:p text:style-name="P12">Copy</text:p>
      </text:section>
      <text:p text:style-name="P1"><text:bookmark text:name="id0011741834680213437"/>0 0 0 0 0</text:p>
      <text:p text:style-name="P2">0 0 0 0 1</text:p>
      <text:p text:style-name="P2">0 0 0 0 0</text:p>
      <text:p text:style-name="P2">0 0 0 0 0</text:p>
      <text:p text:style-name="P2">0 0 0 0 0</text:p>
      <text:p text:style-name="P11">output</text:p>
      <text:section text:style-name="Sect1" text:name="id007545462507706304">
        <text:p text:style-name="P12">Copy</text:p>
      </text:section>
      <text:p text:style-name="P1"><text:bookmark text:name="id005933639295801174"/>3</text:p>
      <text:p text:style-name="P11">input</text:p>
      <text:section text:style-name="Sect1" text:name="id008685470399685475">
        <text:p text:style-name="P12">Copy</text:p>
      </text:section>
      <text:p text:style-name="P1"><text:bookmark text:name="id007291446832938475"/>0 0 0 0 0</text:p>
      <text:p text:style-name="P2">0 0 0 0 0</text:p>
      <text:p text:style-name="P2">0 1 0 0 0</text:p>
      <text:p text:style-name="P2">0 0 0 0 0</text:p>
      <text:p text:style-name="P2">0 0 0 0 0</text:p>
      <text:p text:style-name="P11">output</text:p>
      <text:section text:style-name="Sect1" text:name="id004096446213929732">
        <text:p text:style-name="P12">Copy</text:p>
      </text:section>
      <text:p text:style-name="P1"><text:bookmark text:name="id005758359393110566"/>1</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lucida console', 'andale mono', 'bitstream vera sans mono', 'courier new', Courier, monospace"/>
    <style:font-face style:name="Consolas1" svg:font-family="Consolas, 'lucida console', 'andale mono', 'bitstream vera sans mono', 'courier new', Courier"/>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7T09:53:30.024000000</dc:date>
    <meta:editing-duration>PT6S</meta:editing-duration>
    <meta:editing-cycles>1</meta:editing-cycles>
    <meta:document-statistic meta:table-count="0" meta:image-count="0" meta:object-count="0" meta:page-count="1" meta:paragraph-count="38" meta:word-count="315" meta:character-count="1448" meta:non-whitespace-character-count="1172"/>
    <meta:generator>LibreOffice/7.2.2.2$Windows_X86_64 LibreOffice_project/02b2acce88a210515b4a5bb2e46cbfb63fe97d56</meta:generator>
  </office:meta>
</office:document-meta>
</file>